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 style:list-style-name="L3"/>
    <style:style style:name="P5" style:family="paragraph" style:parent-style-name="Text_20_body">
      <style:paragraph-properties fo:margin-left="3.704cm" fo:margin-right="0cm" fo:text-indent="-1.349cm" style:auto-text-indent="false">
        <style:tab-stops/>
      </style:paragraph-properties>
    </style:style>
    <style:style style:name="P6" style:family="paragraph" style:parent-style-name="Text_20_body" style:list-style-name="L4"/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 style:list-style-name="L5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chenker Project Meeting </text:h>
      <text:p text:style-name="Text_20_body">Date: 26<text:span text:style-name="T1"> November 2007</text:span></text:p>
      <text:p text:style-name="Text_20_body">Document Author: <text:span text:style-name="T1">TL</text:span></text:p>
      <text:p text:style-name="Text_20_body"/>
      <text:p text:style-name="Text_20_body">This meeting will be held in two parts. <text:s/>In the first, a larger group will discuss general project details. <text:s/>The second meeting will involve an XML tutorial.</text:p>
      <text:p text:style-name="Text_20_body"/>
      <text:h text:style-name="Heading_20_3" text:outline-level="3">Agenda Meeting 1</text:h>
      <text:p text:style-name="Text_20_body">In attendance: <text:span text:style-name="T1">HS, TL, IB, WD</text:span></text:p>
      <text:p text:style-name="Text_20_body"/>
      <text:list text:style-name="L1">
        <text:list-item>
          <text:p text:style-name="P1">Review Project Plan</text:p>
        </text:list-item>
      </text:list>
      <text:p text:style-name="Text_20_body"><text:tab/><text:tab/>Analysis (Q1&amp;Q2)</text:p>
      <text:p text:style-name="Text_20_body"><text:tab/><text:tab/>System Architecture (Q1&amp;Q2)</text:p>
      <text:p text:style-name="Text_20_body"><text:tab/><text:tab/>Editorial workplan</text:p>
      <text:p text:style-name="Text_20_body"/>
      <text:list text:style-name="L2">
        <text:list-item>
          <text:p text:style-name="P2">Collaboration Architecture</text:p>
        </text:list-item>
      </text:list>
      <text:p text:style-name="Text_20_body"><text:tab/><text:tab/>Movable Type</text:p>
      <text:p text:style-name="P3"><text:tab/>Mailing List</text:p>
      <text:p text:style-name="P3"><text:tab/>Project Reference Site</text:p>
      <text:p text:style-name="P3"><text:tab/></text:p>
      <text:list text:style-name="L3">
        <text:list-item>
          <text:p text:style-name="P4">XML Editors/Tools</text:p>
        </text:list-item>
      </text:list>
      <text:p text:style-name="Text_20_body"/>
      <text:list text:style-name="L3">
        <text:list-item>
          <text:p text:style-name="P4">Status of Preparatory Data</text:p>
        </text:list-item>
      </text:list>
      <text:p text:style-name="Text_20_body"><text:tab/><text:tab/>Test Data – the diaries for 1912-1914, </text:p>
      <text:p text:style-name="Text_20_body"><text:tab/><text:tab/><text:tab/>Lesson Notes 1912 -1914, </text:p>
      <text:p text:style-name="Text_20_body"><text:tab/><text:tab/><text:tab/>Hans Weisse Corr. - complete.</text:p>
      <text:p text:style-name="Text_20_body"><text:tab/><text:tab/><text:tab/>(a) the diary entries 1912-14 concerning Weisse, Pairamall, and Colbert; </text:p>
      <text:p text:style-name="P5"><text:tab/>(b) on the letters between Colbert and Schenker (and expecting the one Pairamall 1913 letter from a contributor in days); </text:p>
      <text:p text:style-name="Text_20_body"><text:tab/><text:tab/><text:tab/>(c) I'm working on the 1912 lessonbook</text:p>
      <text:p text:style-name="Text_20_body"/>
      <text:p text:style-name="Text_20_body"><text:tab/><text:tab/>People Excel Database (570 names)/ Other Authority Spreadsheets</text:p>
      <text:p text:style-name="Text_20_body"><text:tab/><text:tab/>Work practice for these materials – to continue in word for the time being</text:p>
      <text:list text:style-name="L4">
        <text:list-header>
          <text:p text:style-name="P6"/>
        </text:list-header>
        <text:list-item>
          <text:p text:style-name="P6"><text:s/>Schenker's lessonbooks and the issues surrounding its storage and retrieval; <text:line-break/></text:p>
        </text:list-item>
        <text:list-item>
          <text:p text:style-name="P6"><text:s/>images and musical notation embedded in documents: how to handle. </text:p>
        </text:list-item>
        <text:list-item>
          <text:p text:style-name="P6">In addition, we should 3. look at the Newlov material I sent you recently</text:p>
        </text:list-item>
      </text:list>
      <text:p text:style-name="Text_20_body"><text:tab/><text:tab/></text:p>
      <text:p text:style-name="Text_20_body"><text:tab/></text:p>
      <text:h text:style-name="Heading_20_3" text:outline-level="3">Agenda Meeting 2</text:h>
      <text:p text:style-name="Text_20_body">In attendance: <text:span text:style-name="T1">TL, IB, WD</text:span></text:p>
      <text:p text:style-name="P7"/>
      <text:list text:style-name="L5">
        <text:list-item>
          <text:p text:style-name="P8">Session 1: Introduction to XML</text:p>
        </text:list-item>
        <text:list-item>
          <text:p text:style-name="P8">Session 2: Introduction to the TEI</text:p>
        </text:list-item>
      </text:list>
      <text:p text:style-name="P7"/>
      <text:p text:style-name="P9"/>
      <text:p text:style-name="P9"/>
      <text:p text:style-name="P9"><text:tab/></text:p>
      <text:p text:style-name="P9"><text:tab/></text:p>
      <text:p text:style-name="Text_20_body"/>
      <text:p text:style-name="Text_20_body"><text:tab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Tamara Lopez</meta:initial-creator>
    <meta:creation-date>2007-10-09T09:44:38</meta:creation-date>
    <dc:creator>Tamara Lopez</dc:creator>
    <dc:date>2007-11-27T10:54:29</dc:date>
    <dc:language>en-GB</dc:language>
    <meta:editing-cycles>5</meta:editing-cycles>
    <meta:editing-duration>PT16H2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201" meta:character-count="1286"/>
  </office:meta>
</office:document-meta>
</file>